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c20b50"/>
    </style:style>
    <style:style style:name="P2" style:family="paragraph" style:parent-style-name="Standard">
      <style:text-properties officeooo:rsid="00c20b50" officeooo:paragraph-rsid="00c20b50"/>
    </style:style>
    <style:style style:name="P3" style:family="paragraph" style:parent-style-name="Standard">
      <style:text-properties officeooo:rsid="00c20b50" officeooo:paragraph-rsid="00c3bb22"/>
    </style:style>
    <style:style style:name="P4" style:family="paragraph" style:parent-style-name="Standard">
      <style:text-properties officeooo:paragraph-rsid="00c20b50"/>
    </style:style>
    <style:style style:name="P5" style:family="paragraph" style:parent-style-name="Standard">
      <style:text-properties fo:font-size="18pt" officeooo:rsid="00c4ee73" officeooo:paragraph-rsid="00c4ee73"/>
    </style:style>
    <style:style style:name="P6" style:family="paragraph" style:parent-style-name="Standard">
      <style:text-properties officeooo:paragraph-rsid="00c3bb22"/>
    </style:style>
    <style:style style:name="P7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4ee73" officeooo:paragraph-rsid="0029ba73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8pt" officeooo:rsid="00c7f395" officeooo:paragraph-rsid="00c7f395"/>
    </style:style>
    <style:style style:name="P9" style:family="paragraph" style:parent-style-name="Standard">
      <style:text-properties fo:font-size="18pt" officeooo:rsid="00c4ee73" officeooo:paragraph-rsid="00c4ee73"/>
    </style:style>
    <style:style style:name="P10" style:family="paragraph" style:parent-style-name="Standard">
      <style:text-properties officeooo:rsid="00c7f395" officeooo:paragraph-rsid="00c7f395"/>
    </style:style>
    <style:style style:name="P11" style:family="paragraph" style:parent-style-name="Standard">
      <style:text-properties officeooo:rsid="00c7f395" officeooo:paragraph-rsid="00c9012e"/>
    </style:style>
    <style:style style:name="P12" style:family="paragraph" style:parent-style-name="Standard">
      <style:text-properties officeooo:paragraph-rsid="00c7f395"/>
    </style:style>
    <style:style style:name="P13" style:family="paragraph" style:parent-style-name="Standard">
      <style:text-properties officeooo:paragraph-rsid="00c4ee73"/>
    </style:style>
    <style:style style:name="T1" style:family="text">
      <style:text-properties officeooo:rsid="00c20b50"/>
    </style:style>
    <style:style style:name="T2" style:family="text">
      <style:text-properties fo:font-size="18pt"/>
    </style:style>
    <style:style style:name="T3" style:family="text">
      <style:text-properties fo:font-size="18pt" officeooo:rsid="00c2a5cc"/>
    </style:style>
    <style:style style:name="T4" style:family="text">
      <style:text-properties fo:font-size="18pt" officeooo:rsid="00c4ee73"/>
    </style:style>
    <style:style style:name="T5" style:family="text">
      <style:text-properties fo:font-size="18pt" officeooo:rsid="00c3bb22"/>
    </style:style>
    <style:style style:name="T6" style:family="text">
      <style:text-properties fo:font-size="18pt" officeooo:rsid="00c7f395"/>
    </style:style>
    <style:style style:name="T7" style:family="text">
      <style:text-properties officeooo:rsid="00c4ee73"/>
    </style:style>
    <style:style style:name="T8" style:family="text">
      <style:text-properties officeooo:rsid="00c7f3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8">repérage dans l’espace</text:span></text:p>
      <text:p text:style-name="Standard"/>
      <text:p text:style-name="P4"><text:span text:style-name="T1">Exercices du livre : pages </text:span><text:span text:style-name="T6">163</text:span><text:span text:style-name="T3">-1</text:span><text:span text:style-name="T6">70</text:span></text:p>
      <text:p text:style-name="P4"/>
      <text:p text:style-name="P12"><text:span text:style-name="T6">Repérage dans un parallélépipède rectangle</text:span></text:p>
      <text:p text:style-name="P13"><text:span text:style-name="T6">oral : 4, 5, 6, 7 (intervertir J et K sur la figure !)</text:span></text:p>
      <text:p text:style-name="P10"><text:span text:style-name="T6">o</text:span><text:span text:style-name="T2">ral : 20, 21, 22</text:span></text:p>
      <text:p text:style-name="P8">8, 9, 16, 17, 18, 19, 24, 25</text:p>
      <text:p text:style-name="P8">51</text:p>
      <text:p text:style-name="Standard"/>
      <text:p text:style-name="Standard"/>
      <text:p text:style-name="P8">Repérage sur une sphère</text:p>
      <text:p text:style-name="P13"><text:span text:style-name="T8">oral : </text:span><text:span text:style-name="T7">1</text:span><text:span text:style-name="T6">2, 35</text:span></text:p>
      <text:p text:style-name="P11"><text:span text:style-name="T2">28</text:span></text:p>
      <text:p text:style-name="P11"><text:span text:style-name="T2">2, 3, 34, 36, 37, 38, 39, 40, 41, 43, 52, 53</text:span></text:p>
      <text:p text:style-name="P3"/>
      <text:p text:style-name="P2"/>
      <text:p text:style-name="P12"><text:span text:style-name="T6">Sur une sphère avec Pythagore</text:span></text:p>
      <text:p text:style-name="P8">30, 31, 32, 33, 60, 59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13H17M42S</meta:editing-duration>
    <meta:editing-cycles>153</meta:editing-cycles>
    <meta:generator>LibreOffice/6.4.7.2$Linux_X86_64 LibreOffice_project/40$Build-2</meta:generator>
    <meta:initial-creator>Véronique et Thibaud FONTANET</meta:initial-creator>
    <dc:date>2021-04-16T15:26:43.389838842</dc:date>
    <meta:print-date>2021-01-04T09:36:06.738044778</meta:print-date>
    <meta:document-statistic meta:table-count="0" meta:image-count="0" meta:object-count="0" meta:page-count="1" meta:paragraph-count="13" meta:word-count="74" meta:character-count="332" meta:non-whitespace-character-count="271"/>
  </office:meta>
</office:document-meta>
</file>